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Caslon Pro" svg:font-family="'Adobe Caslon Pro'" style:font-pitch="variable"/>
    <style:font-face style:name="Avenir" svg:font-family="Avenir" style:font-pitch="variable"/>
    <style:font-face style:name="Avenir Next" svg:font-family="'Avenir Next'" style:font-pitch="variable"/>
    <style:font-face style:name="Avenir Next Condensed" svg:font-family="'Avenir Next Condensed'" style:font-pitch="variable"/>
    <style:font-face style:name="Ayuthaya" svg:font-family="Ayuthaya" style:font-pitch="variable"/>
    <style:font-face style:name="BiauKai" svg:font-family="BiauKai" style:font-pitch="variable"/>
    <style:font-face style:name="Cochin" svg:font-family="Cochin" style:font-pitch="variable"/>
    <style:font-face style:name="Inconsolata-dz" svg:font-family="Inconsolata-dz" style:font-pitch="variable"/>
    <style:font-face style:name="Source Code Pro" svg:font-family="'Source Code Pro'" style:font-pitch="variable"/>
    <style:font-face style:name="Monaco" svg:font-family="Monaco" style:font-family-generic="modern" style:font-pitch="variable"/>
    <style:font-face style:name="Adobe Garamond Pro" svg:font-family="'Adobe Garamond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Bank Gothic" svg:font-family="'Bank Gothic'" style:font-family-generic="swiss" style:font-pitch="variable"/>
    <style:font-face style:name="Corbel" svg:font-family="Corbel" style:font-family-generic="swiss" style:font-pitch="variable"/>
    <style:font-face style:name="Sweden Sans" svg:font-family="'Swede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91cm"/>
    </style:style>
    <style:style style:name="gr2" style:family="graphic" style:parent-style-name="standard">
      <style:graphic-properties draw:stroke="none" svg:stroke-color="#000000" draw:fill="none" draw:fill-color="#ffffff" fo:min-height="10.037cm"/>
    </style:style>
    <style:style style:name="P1" style:family="paragraph">
      <style:paragraph-properties fo:text-align="center"/>
      <style:text-properties style:font-name="Corbel" fo:letter-spacing="-0.071cm"/>
    </style:style>
    <style:style style:name="P2" style:family="paragraph">
      <loext:graphic-properties draw:fill="none" draw:fill-color="#ffffff"/>
      <style:paragraph-properties fo:text-align="center"/>
      <style:text-properties style:font-name="Corbel" fo:letter-spacing="-0.071cm"/>
    </style:style>
    <style:style style:name="P3" style:family="paragraph">
      <style:text-properties style:font-name="Cochin"/>
    </style:style>
    <style:style style:name="P4" style:family="paragraph">
      <loext:graphic-properties draw:fill="none" draw:fill-color="#ffffff"/>
      <style:text-properties style:font-name="Cochin"/>
    </style:style>
    <style:style style:name="T1" style:family="text">
      <style:text-properties style:font-name="Corbel" fo:font-size="321.700012207031pt" fo:letter-spacing="-0.071cm" style:font-size-asian="321.700012207031pt" style:font-size-complex="321.700012207031pt"/>
    </style:style>
    <style:style style:name="T2" style:family="text">
      <style:text-properties style:font-name="Cochin" fo:font-size="205.899993896484pt" style:font-size-asian="205.899993896484pt" style:font-size-complex="205.89999389648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5.748cm" svg:height="14.102cm" svg:x="2.286cm" svg:y="3.109cm">
            <draw:text-box>
              <text:p text:style-name="P1"><text:span text:style-name="T1">CS</text:span></text:p>
            </draw:text-box>
          </draw:frame>
          <draw:frame draw:style-name="gr2" draw:text-style-name="P4" draw:layer="layout" svg:width="9.398cm" svg:height="10.287cm" svg:x="6.502cm" svg:y="5.017cm">
            <draw:text-box>
              <text:p text:style-name="P3"><text:span text:style-name="T2">: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Caslon Pro" svg:font-family="'Adobe Caslon Pro'" style:font-pitch="variable"/>
    <style:font-face style:name="Avenir" svg:font-family="Avenir" style:font-pitch="variable"/>
    <style:font-face style:name="Avenir Next" svg:font-family="'Avenir Next'" style:font-pitch="variable"/>
    <style:font-face style:name="Avenir Next Condensed" svg:font-family="'Avenir Next Condensed'" style:font-pitch="variable"/>
    <style:font-face style:name="Ayuthaya" svg:font-family="Ayuthaya" style:font-pitch="variable"/>
    <style:font-face style:name="BiauKai" svg:font-family="BiauKai" style:font-pitch="variable"/>
    <style:font-face style:name="Cochin" svg:font-family="Cochin" style:font-pitch="variable"/>
    <style:font-face style:name="Inconsolata-dz" svg:font-family="Inconsolata-dz" style:font-pitch="variable"/>
    <style:font-face style:name="Source Code Pro" svg:font-family="'Source Code Pro'" style:font-pitch="variable"/>
    <style:font-face style:name="Monaco" svg:font-family="Monaco" style:font-family-generic="modern" style:font-pitch="variable"/>
    <style:font-face style:name="Adobe Garamond Pro" svg:font-family="'Adobe Garamond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Bank Gothic" svg:font-family="'Bank Gothic'" style:font-family-generic="swiss" style:font-pitch="variable"/>
    <style:font-face style:name="Corbel" svg:font-family="Corbel" style:font-family-generic="swiss" style:font-pitch="variable"/>
    <style:font-face style:name="Sweden Sans" svg:font-family="'Swede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ko Ahlroth</meta:initial-creator>
    <meta:creation-date>2016-05-29T14:28:20.768197000</meta:creation-date>
    <dc:date>2016-05-29T14:36:02.409668000</dc:date>
    <dc:creator>Mikko Ahlroth</dc:creator>
    <meta:editing-duration>PT7M40S</meta:editing-duration>
    <meta:editing-cycles>7</meta:editing-cycles>
    <meta:generator>LibreOffice/5.1.0.3$MacOSX_X86_64 LibreOffice_project/5e3e00a007d9b3b6efb6797a8b8e57b51ab1f737</meta:generator>
    <meta:document-statistic meta:object-count="3"/>
  </office:meta>
</office:document-meta>
</file>